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101cm" fo:margin-bottom="0.499cm"/>
    </style:style>
    <style:style style:name="P5" style:family="paragraph" style:parent-style-name="Text_20_body" style:list-style-name="L2">
      <style:paragraph-properties fo:margin-top="0.101cm" fo:margin-bottom="0.499cm"/>
    </style:style>
    <style:style style:name="P6" style:family="paragraph" style:parent-style-name="Text_20_body">
      <style:paragraph-properties fo:margin-top="0.101cm" fo:margin-bottom="0.499cm"/>
      <style:text-properties fo:language="en" fo:country="US"/>
    </style:style>
    <style:style style:name="P7" style:family="paragraph" style:parent-style-name="Heading_20_2">
      <style:text-properties fo:language="en" fo:country="US"/>
    </style:style>
    <style:style style:name="P8" style:family="paragraph" style:parent-style-name="Preformatted_20_Text">
      <style:text-properties fo:language="en" fo:country="US"/>
    </style:style>
    <style:style style:name="T1"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Querying objects (tut3.cpp)</text:h>
      <text:p text:style-name="P4"><text:span text:style-name="T1">We'll use the data schema from </text:span><text:a xlink:type="simple" xlink:href="http://code.google.com/p/yb-orm/wiki/Tutorial2">Tutorial2</text:a><text:span text:style-name="T1"> "Mapping related tables: one-to-many". There are two tables: Clients (</text:span><text:span text:style-name="Teletype"><text:span text:style-name="T1">client</text:span></text:span><text:span text:style-name="T1">) and Orders (</text:span><text:span text:style-name="Teletype"><text:span text:style-name="T1">order_tbl</text:span></text:span><text:span text:style-name="T1">), one client is supposed to have zero or more orders. Let's define the tables, their mapping to classes and their relationship in an XML file: </text:span></text:p>
      <text:p text:style-name="P1">&lt;schema&gt;<text:line-break/>    &lt;table name="client_tbl" sequence="seq_client" class="Client"&gt;<text:line-break/>        &lt;column name="id" type="longint"&gt;<text:line-break/>            &lt;primary-key /&gt;<text:line-break/>        &lt;/column&gt;<text:line-break/>        &lt;column name="dt" type="datetime" null="false" default="sysdate" /&gt;<text:line-break/>        &lt;column name="name" type="string" size="100" null="false" /&gt;<text:line-break/>        &lt;column name="email" type="string" size="100" null="false" /&gt;<text:line-break/>        &lt;column name="budget" type="decimal" /&gt;<text:line-break/>    &lt;/table&gt;<text:line-break/>    &lt;table name="order_tbl" sequence="seq_order" class="Order" xml-name="order"&gt;<text:line-break/>        &lt;column name="id" type="longint"&gt;<text:line-break/>            &lt;primary-key /&gt;<text:line-break/>        &lt;/column&gt;<text:line-break/>        &lt;column name="client_id" type="longint" null="false"&gt;<text:line-break/>            &lt;foreign-key table="client" key="id"/&gt;<text:line-break/>        &lt;/column&gt;<text:line-break/>        &lt;column name="dt" type="datetime" null="false" default="sysdate" /&gt;<text:line-break/>        &lt;column name="memo" type="string" size="100" /&gt;<text:line-break/>        &lt;column name="total_sum" type="decimal" null="false" /&gt;<text:line-break/>        &lt;column name="receipt_sum" type="decimal" default="0" /&gt;<text:line-break/>        &lt;column name="receipt_dt" type="datetime" /&gt;<text:line-break/>    &lt;/table&gt;<text:line-break/>    &lt;relation type="one-to-many"&gt;<text:line-break/>        &lt;one class="Client" property="orders" /&gt;<text:line-break/>        &lt;many class="Order" property="owner" /&gt;<text:line-break/>    &lt;/relation&gt;<text:line-break/>&lt;/schema&gt;</text:p>
      <text:p text:style-name="P4"><text:span text:style-name="T1">If necessary, generate the SQL code to create tables and other objects in your database schema. Specify the SQL dialect when using the code generation tool, the following dialects are accepted: </text:span><text:span text:style-name="Teletype"><text:span text:style-name="T1">SQLITE</text:span></text:span><text:span text:style-name="T1">, </text:span><text:span text:style-name="Teletype"><text:span text:style-name="T1">MYSQL</text:span></text:span><text:span text:style-name="T1">, </text:span><text:span text:style-name="Teletype"><text:span text:style-name="T1">POSTGRES</text:span></text:span><text:span text:style-name="T1">, </text:span><text:span text:style-name="Teletype"><text:span text:style-name="T1">ORACLE</text:span></text:span><text:span text:style-name="T1">, </text:span><text:span text:style-name="Teletype"><text:span text:style-name="T1">INTERBASE</text:span></text:span><text:span text:style-name="T1">. Then you can apply the generated script using standard means of your corresponding database engine, e.g. for Oracle there is </text:span><text:span text:style-name="Teletype"><text:span text:style-name="T1">sqlplus</text:span></text:span><text:span text:style-name="T1">. </text:span></text:p>
      <text:p text:style-name="P1"> $(YBORM_ROOT)/bin/yborm_gen --ddl tutorial/tut3.xml MYSQL script.sql</text:p>
      <text:p text:style-name="P6">Generate the domain classes using the same tool with different command line option. If you have already done this, but since then the tables have received changes to their columns, you can use the tool to update your domain classes' definitions to reflect the changes made to the schema. </text:p>
      <text:p text:style-name="P1"> $(YBORM_ROOT)/bin/yborm_gen --domain tutorial/tut3.xml domain/</text:p>
      <text:p text:style-name="P4"><text:span text:style-name="T1">To operate on a database we will need </text:span><text:span text:style-name="Teletype"><text:span text:style-name="T1">Engine</text:span></text:span><text:span text:style-name="T1"> object, that will manage all the operations at the SQL level. Object </text:span><text:span text:style-name="Teletype"><text:span text:style-name="T1">Engine</text:span></text:span><text:span text:style-name="T1"> needs one of the following to operate properly: </text:span></text:p>
      <text:list xml:id="list1941511579" text:style-name="L2">
        <text:list-item>
          <text:p text:style-name="P3"><text:span text:style-name="T1">a standalone database connection object </text:span><text:span text:style-name="Teletype"><text:span text:style-name="T1">SqlConnection</text:span></text:span><text:span text:style-name="T1">, it will be used to execute all the SQL statements; </text:span></text:p>
        </text:list-item>
        <text:list-item>
          <text:p text:style-name="P5"><text:span text:style-name="T1">or a pool of database connections </text:span><text:span text:style-name="Teletype"><text:span text:style-name="T1">SqlPool</text:span></text:span><text:span text:style-name="T1">, that can manage the connections on its own, it </text:span><text:soft-page-break/><text:span text:style-name="T1">can give a connection out of pool or create a new one per request. </text:span></text:p>
        </text:list-item>
      </text:list>
      <text:p text:style-name="P4"><text:span text:style-name="T1">In the example below the </text:span><text:span text:style-name="Teletype"><text:span text:style-name="T1">Engine</text:span></text:span><text:span text:style-name="T1"> object is given a standalone connection. There is </text:span><text:span text:style-name="Teletype"><text:span text:style-name="T1">Session</text:span></text:span><text:span text:style-name="T1"> object that works on top of Engine, it keeps track of state for each object, it performs loading and saving fro/to the database as necessary. </text:span></text:p>
      <text:p text:style-name="P1"><text:s text:c="8"/>auto_ptr&lt;SqlConnection&gt; conn(<text:line-break/> <text:s text:c="15"/>new SqlConnection("mysql://test1:test1_pwd@test1_db"));<text:line-break/> <text:s text:c="7"/>Engine engine(Engine::MANUAL, conn);<text:line-break/> <text:s text:c="7"/>Session session(init_default_meta(), &amp;engine);</text:p>
      <text:p text:style-name="P4"><text:span text:style-name="T1">And now to some querying examples. </text:span><text:span text:style-name="Strong_20_Emphasis"><text:span text:style-name="T1">The simplest case: fetch an object by its primary key.</text:span></text:span><text:span text:style-name="T1"> To do this just construct your domain class object with a parameter-primary key value. The domain object will automatically load all of its attributes on first attempt to access any of them. Until this moment the object is in so called "Ghost" state. This way of loading is called "lazy loading". Of course, this may be the case that there is no object in the database with such primary key value as we specified, then an exception will be thrown. </text:span></text:p>
      <text:p text:style-name="P1"><text:s text:c="8"/>Client client(session, 32738);<text:line-break/> <text:s text:c="7"/>try {<text:line-break/> <text:s text:c="11"/>cout &lt;&lt; client.name.value() &lt;&lt; endl;<text:line-break/> <text:s text:c="7"/>} catch (NoDataFound &amp;) {<text:line-break/> <text:s text:c="11"/>cerr &lt;&lt; "No such client\n";<text:line-break/> <text:s text:c="7"/>}<text:line-break/>SQL:<text:line-break/>SELECT client.id, client.dt, client.name, client.email, client.budget FROM client WHERE client.id = ?</text:p>
      <text:p text:style-name="P4"><text:span text:style-name="T1">Often we need to select an object by an arbitrary condition, which may be not necessarily filtering by primary key. This is </text:span><text:span text:style-name="Strong_20_Emphasis"><text:span text:style-name="T1">how one can query for just one Client object with filter by name.</text:span></text:span><text:span text:style-name="T1"> </text:span></text:p>
      <text:p text:style-name="P1"><text:s text:c="8"/>Client client = query&lt;Client&gt;(session)<text:line-break/> <text:s text:c="11"/>.filter_by(Client::c.name == name).one();<text:line-break/>SQL:<text:line-break/>SELECT client.id, client.dt, client.name, client.email, client.budget FROM client WHERE client.name = ?</text:p>
      <text:p text:style-name="P4"><text:span text:style-name="T1">The template function </text:span><text:span text:style-name="Teletype"><text:span text:style-name="T1">query&lt;R&gt;()</text:span></text:span><text:span text:style-name="T1"> returns a query object </text:span><text:span text:style-name="Teletype"><text:span text:style-name="T1">QueryObj</text:span></text:span><text:span text:style-name="T1">, that we may add filtering and sorting to. We may substitute a domain class for parameter R. To select just one object use method </text:span><text:span text:style-name="Teletype"><text:span text:style-name="T1">one()</text:span></text:span><text:span text:style-name="T1"> of </text:span><text:span text:style-name="Teletype"><text:span text:style-name="T1">QueryObj</text:span></text:span><text:span text:style-name="T1"> class. In case there's no such object or there are more than one object then a </text:span><text:span text:style-name="Teletype"><text:span text:style-name="T1">NoDataFound</text:span></text:span><text:span text:style-name="T1"> exception will be thrown. To select all of the objects by some criteria use method </text:span><text:span text:style-name="Teletype"><text:span text:style-name="T1">all()</text:span></text:span><text:span text:style-name="T1"> of </text:span><text:span text:style-name="Teletype"><text:span text:style-name="T1">QueryObj</text:span></text:span><text:span text:style-name="T1"> class, returning an iterable collection. The iteration over the collection is also "lazy", a new object is fetched on iterator de-referencing. </text:span><text:span text:style-name="Strong_20_Emphasis"><text:span text:style-name="T1">Example: find all unpaid orders having total_sum more than given one.</text:span></text:span><text:span text:style-name="T1"> </text:span></text:p>
      <text:p text:style-name="P1"><text:s text:c="8"/>DomainResultSet&lt;Order&gt; rs = query&lt;Order&gt;(session)<text:line-break/> <text:s text:c="11"/>.filter_by(Order::c.total_sum &gt; Decimal(100)<text:line-break/> <text:s text:c="22"/>&amp;&amp; Order::c.receipt_dt == Value()).all();<text:line-break/> <text:s text:c="7"/>BOOST_FOREACH(Order order, rs) {<text:line-break/> <text:s text:c="11"/>cout &lt;&lt; order.id.value() &lt;&lt; ",";<text:line-break/> <text:s text:c="7"/>}<text:line-break/>SQL:<text:line-break/>SELECT order_tbl.id, order_tbl.client_id, order_tbl.dt, order_tbl.memo, order_tbl.total_sum, order_tbl.receipt_sum, order_tbl.receipt_dt FROM order_tbl <text:soft-page-break/>WHERE (order_tbl.total_sum &gt; ?) AND (order_tbl.receipt_dt IS NULL)</text:p>
      <text:p text:style-name="P4"><text:span text:style-name="T1">Also there is method </text:span><text:span text:style-name="Teletype"><text:span text:style-name="T1">count()</text:span></text:span><text:span text:style-name="T1"> in class </text:span><text:span text:style-name="Teletype"><text:span text:style-name="T1">QueryObj</text:span></text:span><text:span text:style-name="T1">. This call transforms the query into a sub-query then all the rows are counted in the sub-query. This method returns an integer number. </text:span><text:span text:style-name="Strong_20_Emphasis"><text:span text:style-name="T1">Example: count the number of all orders for given client.</text:span></text:span><text:span text:style-name="T1"> </text:span></text:p>
      <text:p text:style-name="P1"><text:s text:c="8"/>cout &lt;&lt; "Order count: " &lt;&lt; query&lt;Order&gt;(session)<text:line-break/> <text:s text:c="11"/>.filter_by(Order::c.client_id == 32738).count() &lt;&lt; endl;<text:line-break/>SQL:<text:line-break/>SELECT COUNT(*) CNT FROM (SELECT order_tbl.id, order_tbl.client_id, order_tbl.dt, order_tbl.memo, order_tbl.total_sum, order_tbl.receipt_sum, order_tbl.receipt_dt FROM order_tbl WHERE order_tbl.client_id = ?) X</text:p>
      <text:p text:style-name="P4"><text:span text:style-name="T1">Sometimes we need more complicated queries involving table joined using foreign keys. In YB.ORM library we may pass as a parameter to the template function </text:span><text:span text:style-name="Teletype"><text:span text:style-name="T1">query&lt;R&gt;()</text:span></text:span><text:span text:style-name="T1"> not only a domain class but also a tuple (</text:span><text:span text:style-name="Teletype"><text:span text:style-name="T1">boost::tuple</text:span></text:span><text:span text:style-name="T1">) of several domain classes, their order is important. In the latter case there must exist a declared relation between each two neighbour items in the list, this is necessary to build proper join condition for two corresponding tables. </text:span><text:span text:style-name="Strong_20_Emphasis"><text:span text:style-name="T1">Let's assume, we need to extract the orders filtered by total_sum, together with their respective clients. The result must be sorted by client ID, then by order ID.</text:span></text:span><text:span text:style-name="T1"> </text:span></text:p>
      <text:p text:style-name="P1"><text:s text:c="8"/>typedef tuple&lt;Order, Client&gt; Pair; <text:line-break/> <text:s text:c="7"/>DomainResultSet&lt;Pair&gt; rs = query&lt;Pair&gt;(session) <text:line-break/> <text:s text:c="11"/>.filter_by(Order::c.total_sum &gt; Decimal("3.14") <text:line-break/> <text:s text:c="22"/>&amp;&amp; Client::c.budget != Value())<text:line-break/> <text:s text:c="11"/>.order_by(ExpressionList(Client::c.id, Order::c.id)).all(); <text:line-break/> <text:s text:c="7"/>BOOST_FOREACH(Pair pair, rs) { <text:line-break/> <text:s text:c="11"/>cout &lt;&lt; pair.get&lt;1&gt;().name.value() <text:line-break/> <text:s text:c="16"/>&lt;&lt; " " &lt;&lt; pair.get&lt;0&gt;().total_sum.value() &lt;&lt; endl; <text:line-break/> <text:s text:c="7"/>} <text:line-break/>SQL:<text:line-break/>SELECT order_tbl.id, order_tbl.client_id, order_tbl.dt, order_tbl.memo, order_tbl.total_sum, order_tbl.receipt_sum, order_tbl.receipt_dt, client.id, client.dt, client.name, client.email, client.budget FROM order_tbl JOIN client ON (client.ID = order_tbl.client_id) WHERE (order_tbl.total_sum &gt; ?) AND (client.budget IS NOT NULL) ORDER BY client.id, order_tbl.id </text:p>
      <text:p text:style-name="P4"><text:span text:style-name="T1">In this example the lazy collection </text:span><text:span text:style-name="Teletype"><text:span text:style-name="T1">rs</text:span></text:span><text:span text:style-name="T1"> will yield object pairs of Client, Ord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01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3cm" fo:margin-bottom="0.3cm"/>
      <style:text-properties style:font-name="DejaVu Sans Mono" fo:font-size="10pt" style:font-name-asian="Droid Sans Fallback1" style:font-size-asian="10pt" style:font-name-complex="DejaVu Sans Mono" style:font-size-complex="10pt"/>
    </style:style>
    <style:style style:name="Teletype"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5:07</meta:creation-date>
    <dc:date>2012-10-01T11:49:35</dc:date>
    <dc:creator>Vaclav Naydionov</dc:creator>
    <meta:editing-duration>PT15H29M16S</meta:editing-duration>
    <meta:editing-cycles>11</meta:editing-cycles>
    <meta:generator>LibreOffice/3.4$Unix LibreOffice_project/340m1$Build-402</meta:generator>
    <meta:document-statistic meta:table-count="0" meta:image-count="0" meta:object-count="0" meta:page-count="3" meta:paragraph-count="23" meta:word-count="968" meta:character-count="7659" meta:non-whitespace-character-count="6183"/>
  </office:meta>
</office:document-meta>
</file>